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3058385">
            <text:p>13058385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2005906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9.411">
            <text:p>9.411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4607">
            <text:p>244607</text:p>
          </table:table-cell>
          <table:table-cell office:value-type="float" office:value="3.148">
            <text:p>3.148</text:p>
          </table:table-cell>
          <table:table-cell office:value-type="float" office:value="0">
            <text:p>0</text:p>
          </table:table-cell>
          <table:table-cell office:value-type="float" office:value="3.514">
            <text:p>3.514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793">
            <text:p>112793</text:p>
          </table:table-cell>
          <table:table-cell office:value-type="float" office:value="1.206">
            <text:p>1.206</text:p>
          </table:table-cell>
          <table:table-cell office:value-type="float" office:value="0">
            <text:p>0</text:p>
          </table:table-cell>
          <table:table-cell office:value-type="float" office:value="1.732">
            <text:p>1.73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974661/24841</text:p>
          </table:table-cell>
          <table:table-cell office:value-type="float" office:value="0.735">
            <text:p>0.735</text:p>
          </table:table-cell>
          <table:table-cell office:value-type="float" office:value="0">
            <text:p>0</text:p>
          </table:table-cell>
          <table:table-cell office:value-type="float" office:value="1.668">
            <text:p>1.668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1">
            <text:p>0.71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1837">
            <text:p>2321837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4724">
            <text:p>854724</text:p>
          </table:table-cell>
          <table:table-cell office:value-type="float" office:value="0.384">
            <text:p>0.384</text:p>
          </table:table-cell>
          <table:table-cell office:value-type="float" office:value="0">
            <text:p>0</text:p>
          </table:table-cell>
          <table:table-cell office:value-type="float" office:value="0.467">
            <text:p>0.467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1129/24841</text:p>
          </table:table-cell>
          <table:table-cell office:value-type="float" office:value="0.379">
            <text:p>0.379</text:p>
          </table:table-cell>
          <table:table-cell office:value-type="float" office:value="0">
            <text:p>0</text:p>
          </table:table-cell>
          <table:table-cell office:value-type="float" office:value="1.607">
            <text:p>1.607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86222">
            <text:p>138622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00">
            <text:p>37400</text:p>
          </table:table-cell>
          <table:table-cell office:value-type="float" office:value="0.217">
            <text:p>0.217</text:p>
          </table:table-cell>
          <table:table-cell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5450">
            <text:p>33545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225">
            <text:p>0.225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5744">
            <text:p>175744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5421">
            <text:p>1555421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10111">
            <text:p>1310111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3.738">
            <text:p>3.738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329">
            <text:p>60329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1.252">
            <text:p>1.252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.087">
            <text:p>0.087</text:p>
          </table:table-cell>
          <table:table-cell office:value-type="float" office:value="0.003">
            <text:p>0.003</text:p>
          </table:table-cell>
          <table:table-cell office:value-type="float" office:value="0.087">
            <text:p>0.087</text:p>
          </table:table-cell>
          <table:table-cell office:value-type="float" office:value="0.003">
            <text:p>0.003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8885">
            <text:p>1468885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37">
            <text:p>6193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.709">
            <text:p>1.709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6">
            <text:p>15336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181">
            <text:p>756181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804">
            <text:p>12804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.308">
            <text:p>2.308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02/31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8.512">
            <text:p>8.512</text:p>
          </table:table-cell>
          <table:table-cell office:value-type="float" office:value="0.275">
            <text:p>0.275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1.191">
            <text:p>1.191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8">
            <text:p>2748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4.092">
            <text:p>4.092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56">
            <text:p>285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621">
            <text:p>0.621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2272">
            <text:p>43227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842">
            <text:p>2598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168">
            <text:p>9168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0.259">
            <text:p>0.259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422">
            <text:p>0.422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01">
            <text:p>560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.021">
            <text:p>0.021</text:p>
          </table:table-cell>
          <table:table-cell office:value-type="float" office:value="0.001">
            <text:p>0.001</text:p>
          </table:table-cell>
          <table:table-cell office:value-type="float" office:value="0.021">
            <text:p>0.021</text:p>
          </table:table-cell>
          <table:table-cell office:value-type="float" office:value="0.001">
            <text:p>0.001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260">
            <text:p>2926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94">
            <text:p>0.494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517">
            <text:p>20151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988">
            <text:p>3398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477">
            <text:p>1447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8">
            <text:p>639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30">
            <text:p>1113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497">
            <text:p>0.497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11">
            <text:p>0.01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20">
            <text:p>192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218">
            <text:p>10218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5">
            <text:p>157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98">
            <text:p>6398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526">
            <text:p>90526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33">
            <text:p>5633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36">
            <text:p>2136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93">
            <text:p>219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8">
            <text:p>9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79">
            <text:p>1887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433">
            <text:p>543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3">
            <text:p>52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8">
            <text:p>94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96">
            <text:p>649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51">
            <text:p>545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8.531">
            <text:p>8.531</text:p>
          </table:table-cell>
          <table:table-cell office:value-type="float" office:value="0.275">
            <text:p>0.275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1">
            <text:p>5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1">
            <text:p>9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1342510">
            <text:p>11342510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0283231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9.974">
            <text:p>9.974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2.51">
            <text:p>2.51</text:p>
          </table:table-cell>
          <table:table-cell office:value-type="float" office:value="0.022">
            <text:p>0.022</text:p>
          </table:table-cell>
          <table:table-cell office:value-type="float" office:value="2.51">
            <text:p>2.51</text:p>
          </table:table-cell>
          <table:table-cell office:value-type="float" office:value="0.022">
            <text:p>0.022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2793">
            <text:p>112793</text:p>
          </table:table-cell>
          <table:table-cell office:value-type="float" office:value="1.178">
            <text:p>1.178</text:p>
          </table:table-cell>
          <table:table-cell office:value-type="float" office:value="0">
            <text:p>0</text:p>
          </table:table-cell>
          <table:table-cell office:value-type="float" office:value="1.702">
            <text:p>1.70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863">
            <text:p>68863</text:p>
          </table:table-cell>
          <table:table-cell office:value-type="float" office:value="0.904">
            <text:p>0.904</text:p>
          </table:table-cell>
          <table:table-cell office:value-type="float" office:value="0">
            <text:p>0</text:p>
          </table:table-cell>
          <table:table-cell office:value-type="float" office:value="1.012">
            <text:p>1.012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980866/24926</text:p>
          </table:table-cell>
          <table:table-cell office:value-type="float" office:value="0.748">
            <text:p>0.748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05">
            <text:p>0.705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1894/24926</text:p>
          </table:table-cell>
          <table:table-cell office:value-type="float" office:value="0.402">
            <text:p>0.402</text:p>
          </table:table-cell>
          <table:table-cell office:value-type="float" office:value="0">
            <text:p>0</text:p>
          </table:table-cell>
          <table:table-cell office:value-type="float" office:value="1.653">
            <text:p>1.653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4724">
            <text:p>854724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float" office:value="0.475">
            <text:p>0.475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86222">
            <text:p>1386222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00">
            <text:p>37400</text:p>
          </table:table-cell>
          <table:table-cell office:value-type="float" office:value="0.224">
            <text:p>0.224</text:p>
          </table:table-cell>
          <table:table-cell office:value-type="float" office:value="0">
            <text:p>0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221">
            <text:p>0.221</text:p>
          </table:table-cell>
          <table:table-cell office:value-type="float" office:value="0.002">
            <text:p>0.002</text:p>
          </table:table-cell>
          <table:table-cell office:value-type="float" office:value="0.221">
            <text:p>0.221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189">
            <text:p>0.189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7235">
            <text:p>33723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3241">
            <text:p>1563241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740141">
            <text:p>740141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2">
            <text:p>232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18101">
            <text:p>1318101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75744">
            <text:p>175744</text:p>
          </table:table-cell>
          <table:table-cell office:value-type="float" office:value="0.121">
            <text:p>0.121</text:p>
          </table:table-cell>
          <table:table-cell office:value-type="float" office:value="0">
            <text:p>0</text:p>
          </table:table-cell>
          <table:table-cell office:value-type="float" office:value="1.069">
            <text:p>1.069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98">
            <text:p>0.098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94">
            <text:p>0.094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329">
            <text:p>60329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1.233">
            <text:p>1.233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1.167">
            <text:p>1.167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7725">
            <text:p>1477725</text:p>
          </table:table-cell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37">
            <text:p>6193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.707">
            <text:p>1.707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6">
            <text:p>15336</text:p>
          </table:table-cell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181">
            <text:p>756181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360">
            <text:p>736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804">
            <text:p>12804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02/31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5.975">
            <text:p>5.975</text:p>
          </table:table-cell>
          <table:table-cell office:value-type="float" office:value="0.193">
            <text:p>0.193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1.194">
            <text:p>1.194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902">
            <text:p>0.902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8">
            <text:p>2748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1.527">
            <text:p>1.527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56">
            <text:p>285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2272">
            <text:p>432272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842">
            <text:p>2598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168">
            <text:p>9168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0.255">
            <text:p>0.255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0.415">
            <text:p>0.415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01">
            <text:p>560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260">
            <text:p>2926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85">
            <text:p>0.485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988">
            <text:p>3398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537">
            <text:p>20253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477">
            <text:p>14477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8">
            <text:p>639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30">
            <text:p>1113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18">
            <text:p>10218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526">
            <text:p>90526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98">
            <text:p>6398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5">
            <text:p>157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251">
            <text:p>0.251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18">
            <text:p>5718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674">
            <text:p>0.674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36">
            <text:p>2136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6">
            <text:p>0.006</text:p>
          </table:table-cell>
          <table:table-cell table:number-columns-repeated="2" office:value-type="float" office:value="9.876">
            <text:p>9.876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93">
            <text:p>219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8">
            <text:p>9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">
            <text:p>2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79">
            <text:p>1887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433">
            <text:p>543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836">
            <text:p>683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51">
            <text:p>545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8">
            <text:p>94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3">
            <text:p>52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.168">
            <text:p>1.168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5.994">
            <text:p>5.994</text:p>
          </table:table-cell>
          <table:table-cell office:value-type="float" office:value="0.193">
            <text:p>0.19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1">
            <text:p>5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974">
            <text:p>9.97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4">
            <text:p>1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8">
            <text:p>2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1">
            <text:p>9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974">
            <text:p>9.97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283826896">
            <text:p>1283826896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160479008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671.714">
            <text:p>671.714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0.081">
            <text:p>130.081</text:p>
          </table:table-cell>
          <table:table-cell office:value-type="float" office:value="0">
            <text:p>0</text:p>
          </table:table-cell>
          <table:table-cell office:value-type="float" office:value="182.682">
            <text:p>182.68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33385">
            <text:p>8233385</text:p>
          </table:table-cell>
          <table:table-cell office:value-type="float" office:value="105.515">
            <text:p>105.515</text:p>
          </table:table-cell>
          <table:table-cell office:value-type="float" office:value="0">
            <text:p>0</text:p>
          </table:table-cell>
          <table:table-cell office:value-type="float" office:value="117.837">
            <text:p>117.837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4236169/2920791</text:p>
          </table:table-cell>
          <table:table-cell office:value-type="float" office:value="81.204">
            <text:p>81.204</text:p>
          </table:table-cell>
          <table:table-cell office:value-type="float" office:value="0">
            <text:p>0</text:p>
          </table:table-cell>
          <table:table-cell office:value-type="float" office:value="186.785">
            <text:p>186.785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4197767/2920791</text:p>
          </table:table-cell>
          <table:table-cell office:value-type="float" office:value="43.651">
            <text:p>43.651</text:p>
          </table:table-cell>
          <table:table-cell office:value-type="float" office:value="0">
            <text:p>0</text:p>
          </table:table-cell>
          <table:table-cell office:value-type="float" office:value="179.917">
            <text:p>179.917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7.808">
            <text:p>37.808</text:p>
          </table:table-cell>
          <table:table-cell office:value-type="float" office:value="0">
            <text:p>0</text:p>
          </table:table-cell>
          <table:table-cell office:value-type="float" office:value="45.702">
            <text:p>45.702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7.869">
            <text:p>27.869</text:p>
          </table:table-cell>
          <table:table-cell office:value-type="float" office:value="0">
            <text:p>0</text:p>
          </table:table-cell>
          <table:table-cell office:value-type="float" office:value="27.869">
            <text:p>27.869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11953">
            <text:p>37711953</text:p>
          </table:table-cell>
          <table:table-cell office:value-type="float" office:value="19.264">
            <text:p>19.264</text:p>
          </table:table-cell>
          <table:table-cell office:value-type="float" office:value="0">
            <text:p>0</text:p>
          </table:table-cell>
          <table:table-cell office:value-type="float" office:value="24.603">
            <text:p>24.603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853">
            <text:p>18.853</text:p>
          </table:table-cell>
          <table:table-cell office:value-type="float" office:value="0">
            <text:p>0</text:p>
          </table:table-cell>
          <table:table-cell office:value-type="float" office:value="28.917">
            <text:p>28.917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691515">
            <text:p>89691515</text:p>
          </table:table-cell>
          <table:table-cell office:value-type="float" office:value="15.548">
            <text:p>15.548</text:p>
          </table:table-cell>
          <table:table-cell office:value-type="float" office:value="0">
            <text:p>0</text:p>
          </table:table-cell>
          <table:table-cell office:value-type="float" office:value="15.548">
            <text:p>15.548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006067">
            <text:p>176006067</text:p>
          </table:table-cell>
          <table:table-cell office:value-type="float" office:value="14.647">
            <text:p>14.647</text:p>
          </table:table-cell>
          <table:table-cell office:value-type="float" office:value="0">
            <text:p>0</text:p>
          </table:table-cell>
          <table:table-cell office:value-type="float" office:value="14.647">
            <text:p>14.64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948122">
            <text:p>151948122</text:p>
          </table:table-cell>
          <table:table-cell office:value-type="float" office:value="14.161">
            <text:p>14.161</text:p>
          </table:table-cell>
          <table:table-cell office:value-type="float" office:value="0">
            <text:p>0</text:p>
          </table:table-cell>
          <table:table-cell office:value-type="float" office:value="14.161">
            <text:p>14.1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32">
            <text:p>13.32</text:p>
          </table:table-cell>
          <table:table-cell office:value-type="float" office:value="0">
            <text:p>0</text:p>
          </table:table-cell>
          <table:table-cell office:value-type="float" office:value="112.982">
            <text:p>112.982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10.997">
            <text:p>10.997</text:p>
          </table:table-cell>
          <table:table-cell office:value-type="float" office:value="0.026">
            <text:p>0.026</text:p>
          </table:table-cell>
          <table:table-cell office:value-type="float" office:value="10.997">
            <text:p>10.997</text:p>
          </table:table-cell>
          <table:table-cell office:value-type="float" office:value="0.026">
            <text:p>0.026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949">
            <text:p>10.949</text:p>
          </table:table-cell>
          <table:table-cell office:value-type="float" office:value="0">
            <text:p>0</text:p>
          </table:table-cell>
          <table:table-cell office:value-type="float" office:value="12.074">
            <text:p>12.074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653">
            <text:p>10.653</text:p>
          </table:table-cell>
          <table:table-cell office:value-type="float" office:value="0">
            <text:p>0</text:p>
          </table:table-cell>
          <table:table-cell office:value-type="float" office:value="124.407">
            <text:p>124.407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577848">
            <text:p>170577848</text:p>
          </table:table-cell>
          <table:table-cell office:value-type="float" office:value="9.236">
            <text:p>9.236</text:p>
          </table:table-cell>
          <table:table-cell office:value-type="float" office:value="0">
            <text:p>0</text:p>
          </table:table-cell>
          <table:table-cell office:value-type="float" office:value="9.236">
            <text:p>9.236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287">
            <text:p>8.287</text:p>
          </table:table-cell>
          <table:table-cell office:value-type="float" office:value="0">
            <text:p>0</text:p>
          </table:table-cell>
          <table:table-cell office:value-type="float" office:value="118.489">
            <text:p>118.489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7.631">
            <text:p>7.631</text:p>
          </table:table-cell>
          <table:table-cell office:value-type="float" office:value="0">
            <text:p>0</text:p>
          </table:table-cell>
          <table:table-cell office:value-type="float" office:value="179.371">
            <text:p>179.371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01">
            <text:p>7.301</text:p>
          </table:table-cell>
          <table:table-cell office:value-type="float" office:value="0">
            <text:p>0</text:p>
          </table:table-cell>
          <table:table-cell office:value-type="float" office:value="40.653">
            <text:p>40.653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137">
            <text:p>5.137</text:p>
          </table:table-cell>
          <table:table-cell office:value-type="float" office:value="0">
            <text:p>0</text:p>
          </table:table-cell>
          <table:table-cell office:value-type="float" office:value="56.253">
            <text:p>56.253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083">
            <text:p>5.083</text:p>
          </table:table-cell>
          <table:table-cell office:value-type="float" office:value="0">
            <text:p>0</text:p>
          </table:table-cell>
          <table:table-cell office:value-type="float" office:value="5.083">
            <text:p>5.08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06">
            <text:p>4.906</text:p>
          </table:table-cell>
          <table:table-cell office:value-type="float" office:value="0">
            <text:p>0</text:p>
          </table:table-cell>
          <table:table-cell office:value-type="float" office:value="11.099">
            <text:p>11.099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582">
            <text:p>4.582</text:p>
          </table:table-cell>
          <table:table-cell office:value-type="float" office:value="0">
            <text:p>0</text:p>
          </table:table-cell>
          <table:table-cell office:value-type="float" office:value="251.409">
            <text:p>251.409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4.218">
            <text:p>4.218</text:p>
          </table:table-cell>
          <table:table-cell office:value-type="float" office:value="0">
            <text:p>0</text:p>
          </table:table-cell>
          <table:table-cell office:value-type="float" office:value="658.192">
            <text:p>658.192</text:p>
          </table:table-cell>
          <table:table-cell office:value-type="float" office:value="13.164">
            <text:p>13.164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17">
            <text:p>4.117</text:p>
          </table:table-cell>
          <table:table-cell office:value-type="float" office:value="0">
            <text:p>0</text:p>
          </table:table-cell>
          <table:table-cell office:value-type="float" office:value="167.118">
            <text:p>167.118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4.093">
            <text:p>4.093</text:p>
          </table:table-cell>
          <table:table-cell office:value-type="float" office:value="0">
            <text:p>0</text:p>
          </table:table-cell>
          <table:table-cell office:value-type="float" office:value="139.26">
            <text:p>139.26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789">
            <text:p>3.789</text:p>
          </table:table-cell>
          <table:table-cell office:value-type="float" office:value="0">
            <text:p>0</text:p>
          </table:table-cell>
          <table:table-cell office:value-type="float" office:value="100.997">
            <text:p>100.99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672">
            <text:p>3.672</text:p>
          </table:table-cell>
          <table:table-cell office:value-type="float" office:value="0">
            <text:p>0</text:p>
          </table:table-cell>
          <table:table-cell office:value-type="float" office:value="3.672">
            <text:p>3.6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67">
            <text:p>3.467</text:p>
          </table:table-cell>
          <table:table-cell office:value-type="float" office:value="0">
            <text:p>0</text:p>
          </table:table-cell>
          <table:table-cell office:value-type="float" office:value="37.699">
            <text:p>37.699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02">
            <text:p>3.202</text:p>
          </table:table-cell>
          <table:table-cell office:value-type="float" office:value="0">
            <text:p>0</text:p>
          </table:table-cell>
          <table:table-cell office:value-type="float" office:value="3.202">
            <text:p>3.2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3">
            <text:p>2.943</text:p>
          </table:table-cell>
          <table:table-cell office:value-type="float" office:value="0">
            <text:p>0</text:p>
          </table:table-cell>
          <table:table-cell office:value-type="float" office:value="23.168">
            <text:p>23.168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883">
            <text:p>2.883</text:p>
          </table:table-cell>
          <table:table-cell office:value-type="float" office:value="0">
            <text:p>0</text:p>
          </table:table-cell>
          <table:table-cell office:value-type="float" office:value="44.612">
            <text:p>44.612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834">
            <text:p>2.834</text:p>
          </table:table-cell>
          <table:table-cell office:value-type="float" office:value="0">
            <text:p>0</text:p>
          </table:table-cell>
          <table:table-cell office:value-type="float" office:value="2.834">
            <text:p>2.834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231">
            <text:p>2.231</text:p>
          </table:table-cell>
          <table:table-cell office:value-type="float" office:value="0">
            <text:p>0</text:p>
          </table:table-cell>
          <table:table-cell office:value-type="float" office:value="53.594">
            <text:p>53.594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42">
            <text:p>2.042</text:p>
          </table:table-cell>
          <table:table-cell office:value-type="float" office:value="0">
            <text:p>0</text:p>
          </table:table-cell>
          <table:table-cell office:value-type="float" office:value="2.042">
            <text:p>2.04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76">
            <text:p>1.876</text:p>
          </table:table-cell>
          <table:table-cell office:value-type="float" office:value="0">
            <text:p>0</text:p>
          </table:table-cell>
          <table:table-cell office:value-type="float" office:value="52.695">
            <text:p>52.695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2.261">
            <text:p>2.261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3018">
            <text:p>22003018</text:p>
          </table:table-cell>
          <table:table-cell office:value-type="float" office:value="1.869">
            <text:p>1.869</text:p>
          </table:table-cell>
          <table:table-cell office:value-type="float" office:value="0">
            <text:p>0</text:p>
          </table:table-cell>
          <table:table-cell office:value-type="float" office:value="1.869">
            <text:p>1.86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57">
            <text:p>1.357</text:p>
          </table:table-cell>
          <table:table-cell office:value-type="float" office:value="0">
            <text:p>0</text:p>
          </table:table-cell>
          <table:table-cell office:value-type="float" office:value="24.964">
            <text:p>24.964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37.468">
            <text:p>37.468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37">
            <text:p>0.937</text:p>
          </table:table-cell>
          <table:table-cell office:value-type="float" office:value="0">
            <text:p>0</text:p>
          </table:table-cell>
          <table:table-cell office:value-type="float" office:value="3.063">
            <text:p>3.063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85">
            <text:p>0.885</text:p>
          </table:table-cell>
          <table:table-cell office:value-type="float" office:value="0">
            <text:p>0</text:p>
          </table:table-cell>
          <table:table-cell office:value-type="float" office:value="0.885">
            <text:p>0.885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832">
            <text:p>0.832</text:p>
          </table:table-cell>
          <table:table-cell office:value-type="float" office:value="0.002">
            <text:p>0.002</text:p>
          </table:table-cell>
          <table:table-cell office:value-type="float" office:value="0.832">
            <text:p>0.832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28.525">
            <text:p>28.525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698">
            <text:p>0.698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12.75">
            <text:p>12.75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17">
            <text:p>0.617</text:p>
          </table:table-cell>
          <table:table-cell office:value-type="float" office:value="0">
            <text:p>0</text:p>
          </table:table-cell>
          <table:table-cell office:value-type="float" office:value="6.166">
            <text:p>6.166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4037">
            <text:p>654037</text:p>
          </table:table-cell>
          <table:table-cell office:value-type="float" office:value="0.558">
            <text:p>0.558</text:p>
          </table:table-cell>
          <table:table-cell office:value-type="float" office:value="0">
            <text:p>0</text:p>
          </table:table-cell>
          <table:table-cell office:value-type="float" office:value="69.849">
            <text:p>69.849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457">
            <text:p>0.457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6">
            <text:p>846</text:p>
          </table:table-cell>
          <table:table-cell office:value-type="float" office:value="0.377">
            <text:p>0.377</text:p>
          </table:table-cell>
          <table:table-cell office:value-type="float" office:value="0">
            <text:p>0</text:p>
          </table:table-cell>
          <table:table-cell office:value-type="float" office:value="0.377">
            <text:p>0.377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64">
            <text:p>0.364</text:p>
          </table:table-cell>
          <table:table-cell office:value-type="float" office:value="0">
            <text:p>0</text:p>
          </table:table-cell>
          <table:table-cell office:value-type="float" office:value="0.364">
            <text:p>0.36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float" office:value="12.921">
            <text:p>12.921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5">
            <text:p>0.295</text:p>
          </table:table-cell>
          <table:table-cell office:value-type="float" office:value="0">
            <text:p>0</text:p>
          </table:table-cell>
          <table:table-cell office:value-type="float" office:value="4.183">
            <text:p>4.183</text:p>
          </table:table-cell>
          <table:table-cell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3.865">
            <text:p>3.865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8">
            <text:p>0.238</text:p>
          </table:table-cell>
          <table:table-cell office:value-type="float" office:value="0">
            <text:p>0</text:p>
          </table:table-cell>
          <table:table-cell office:value-type="float" office:value="3.953">
            <text:p>3.953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float" office:value="8.587">
            <text:p>8.587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206">
            <text:p>0.206</text:p>
          </table:table-cell>
          <table:table-cell office:value-type="float" office:value="0">
            <text:p>0</text:p>
          </table:table-cell>
          <table:table-cell office:value-type="float" office:value="124.614">
            <text:p>124.61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3">
            <text:p>0.193</text:p>
          </table:table-cell>
          <table:table-cell office:value-type="float" office:value="0">
            <text:p>0</text:p>
          </table:table-cell>
          <table:table-cell office:value-type="float" office:value="0.193">
            <text:p>0.19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008">
            <text:p>27008</text:p>
          </table:table-cell>
          <table:table-cell office:value-type="float" office:value="0.183">
            <text:p>0.183</text:p>
          </table:table-cell>
          <table:table-cell office:value-type="float" office:value="0">
            <text:p>0</text:p>
          </table:table-cell>
          <table:table-cell office:value-type="float" office:value="0.183">
            <text:p>0.18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7342">
            <text:p>757342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.951">
            <text:p>1.951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58">
            <text:p>0.058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0.236">
            <text:p>0.236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32">
            <text:p>0.032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24">
            <text:p>0.024</text:p>
          </table:table-cell>
          <table:table-cell table:number-columns-repeated="2" office:value-type="float" office:value="671.655">
            <text:p>671.655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">
            <text:p>374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6">
            <text:p>796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372">
            <text:p>0.372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658.223">
            <text:p>658.223</text:p>
          </table:table-cell>
          <table:table-cell office:value-type="float" office:value="13.164">
            <text:p>13.164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52">
            <text:p>195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2">
            <text:p>87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71.714">
            <text:p>671.71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71.714">
            <text:p>671.71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office:value-type="float" office:value="1209864664">
            <text:p>1209864664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086546616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553.763">
            <text:p>553.763</text:p>
          </table:table-cell>
          <table:table-cell office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1.231">
            <text:p>131.231</text:p>
          </table:table-cell>
          <table:table-cell table:formula="of:=[.C6]/[.B6]" office:value-type="float" office:value="0.0000112997410197967">
            <text:p>1.12997410197967E-005</text:p>
          </table:table-cell>
          <table:table-cell office:value-type="float" office:value="183.468">
            <text:p>183.468</text:p>
          </table:table-cell>
          <table:table-cell table:formula="of:=[.E6]/[.B6]" office:value-type="float" office:value="0.0000157976460243392">
            <text:p>1.57976460243392E-005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 office:value-type="float" office:value="114208940">
            <text:p>114208940</text:p>
          </table:table-cell>
          <table:table-cell office:value-type="float" office:value="2920418">
            <text:p>2920418</text:p>
          </table:table-cell>
          <table:table-cell office:value-type="float" office:value="81.495">
            <text:p>81.495</text:p>
          </table:table-cell>
          <table:table-cell table:formula="of:=[.C7]/[.B7]" office:value-type="float" office:value="0.000027905251919417">
            <text:p>2.7905251919417E-005</text:p>
          </table:table-cell>
          <table:table-cell office:value-type="float" office:value="188.486">
            <text:p>188.486</text:p>
          </table:table-cell>
          <table:table-cell table:formula="of:=[.E7]/[.B7]" office:value-type="float" office:value="0.0000645407609458646">
            <text:p>6.45407609458646E-005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 office:value-type="float" office:value="14194410">
            <text:p>14194410</text:p>
          </table:table-cell>
          <table:table-cell office:value-type="float" office:value="2920418">
            <text:p>2920418</text:p>
          </table:table-cell>
          <table:table-cell office:value-type="float" office:value="44.423">
            <text:p>44.423</text:p>
          </table:table-cell>
          <table:table-cell table:formula="of:=[.C8]/[.B8]" office:value-type="float" office:value="0.0000152111786737378">
            <text:p>1.52111786737378E-005</text:p>
          </table:table-cell>
          <table:table-cell office:value-type="float" office:value="181.472">
            <text:p>181.472</text:p>
          </table:table-cell>
          <table:table-cell table:formula="of:=[.E8]/[.B8]" office:value-type="float" office:value="0.000062139049957917">
            <text:p>0.000062139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7.702">
            <text:p>37.702</text:p>
          </table:table-cell>
          <table:table-cell table:formula="of:=[.C9]/[.B9]" office:value-type="float" office:value="0.000000428364633083343">
            <text:p>4.28364633083343E-007</text:p>
          </table:table-cell>
          <table:table-cell office:value-type="float" office:value="45.591">
            <text:p>45.591</text:p>
          </table:table-cell>
          <table:table-cell table:formula="of:=[.E9]/[.B9]" office:value-type="float" office:value="0.000000517998302129932">
            <text:p>0.000000518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7.317">
            <text:p>27.317</text:p>
          </table:table-cell>
          <table:table-cell table:formula="of:=[.C10]/[.B10]" office:value-type="float" office:value="0.000000160216708097674">
            <text:p>1.60216708097674E-007</text:p>
          </table:table-cell>
          <table:table-cell office:value-type="float" office:value="27.317">
            <text:p>27.317</text:p>
          </table:table-cell>
          <table:table-cell table:formula="of:=[.E10]/[.B10]" office:value-type="float" office:value="0.000000160216708097674">
            <text:p>1.60216708097674E-007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04493">
            <text:p>37704493</text:p>
          </table:table-cell>
          <table:table-cell office:value-type="float" office:value="19.399">
            <text:p>19.399</text:p>
          </table:table-cell>
          <table:table-cell table:formula="of:=[.C11]/[.B11]" office:value-type="float" office:value="0.000000514501017159944">
            <text:p>5.14501017159944E-007</text:p>
          </table:table-cell>
          <table:table-cell office:value-type="float" office:value="24.743">
            <text:p>24.743</text:p>
          </table:table-cell>
          <table:table-cell table:formula="of:=[.E11]/[.B11]" office:value-type="float" office:value="0.000000656234788782334">
            <text:p>6.56234788782334E-007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89">
            <text:p>18.89</text:p>
          </table:table-cell>
          <table:table-cell table:formula="of:=[.C12]/[.B12]" office:value-type="float" office:value="0.00000485072902168833">
            <text:p>4.85072902168833E-006</text:p>
          </table:table-cell>
          <table:table-cell office:value-type="float" office:value="28.852">
            <text:p>28.852</text:p>
          </table:table-cell>
          <table:table-cell table:formula="of:=[.E12]/[.B12]" office:value-type="float" office:value="0.00000740885302984392">
            <text:p>7.40885302984392E-006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913433">
            <text:p>151913433</text:p>
          </table:table-cell>
          <table:table-cell office:value-type="float" office:value="14.608">
            <text:p>14.608</text:p>
          </table:table-cell>
          <table:table-cell table:formula="of:=[.C13]/[.B13]" office:value-type="float" office:value="0.0000000961600281918453">
            <text:p>9.61600281918453E-008</text:p>
          </table:table-cell>
          <table:table-cell office:value-type="float" office:value="14.608">
            <text:p>14.608</text:p>
          </table:table-cell>
          <table:table-cell table:formula="of:=[.E13]/[.B13]" office:value-type="float" office:value="0.0000000961600281918453">
            <text:p>9.61600281918453E-008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75972124">
            <text:p>175972124</text:p>
          </table:table-cell>
          <table:table-cell office:value-type="float" office:value="14.595">
            <text:p>14.595</text:p>
          </table:table-cell>
          <table:table-cell table:formula="of:=[.C14]/[.B14]" office:value-type="float" office:value="0.0000000829392728134599">
            <text:p>8.29392728134599E-008</text:p>
          </table:table-cell>
          <table:table-cell office:value-type="float" office:value="14.595">
            <text:p>14.595</text:p>
          </table:table-cell>
          <table:table-cell table:formula="of:=[.E14]/[.B14]" office:value-type="float" office:value="0.0000000829392728134599">
            <text:p>8.29392728134599E-008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127">
            <text:p>13.127</text:p>
          </table:table-cell>
          <table:table-cell table:formula="of:=[.C15]/[.B15]" office:value-type="float" office:value="0.000000596541251370586">
            <text:p>5.96541251370586E-007</text:p>
          </table:table-cell>
          <table:table-cell office:value-type="float" office:value="112.897">
            <text:p>112.897</text:p>
          </table:table-cell>
          <table:table-cell table:formula="of:=[.E15]/[.B15]" office:value-type="float" office:value="0.00000513047289220576">
            <text:p>5.13047289220576E-006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5">
            <text:p>11.5</text:p>
          </table:table-cell>
          <table:table-cell table:formula="of:=[.C16]/[.B16]" office:value-type="float" office:value="0.0000134469110106815">
            <text:p>1.34469110106815E-005</text:p>
          </table:table-cell>
          <table:table-cell office:value-type="float" office:value="12.971">
            <text:p>12.971</text:p>
          </table:table-cell>
          <table:table-cell table:formula="of:=[.E16]/[.B16]" office:value-type="float" office:value="0.0000151669463234391">
            <text:p>1.51669463234391E-005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1.086">
            <text:p>11.086</text:p>
          </table:table-cell>
          <table:table-cell table:formula="of:=[.C17]/[.B17]" office:value-type="float" office:value="0.000014673065672756">
            <text:p>1.4673065672756E-005</text:p>
          </table:table-cell>
          <table:table-cell office:value-type="float" office:value="12.201">
            <text:p>12.201</text:p>
          </table:table-cell>
          <table:table-cell table:formula="of:=[.E17]/[.B17]" office:value-type="float" office:value="0.0000161488430699346">
            <text:p>1.61488430699346E-005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776">
            <text:p>10.776</text:p>
          </table:table-cell>
          <table:table-cell table:formula="of:=[.C18]/[.B18]" office:value-type="float" office:value="0.0000313409785621424">
            <text:p>0.000031341</text:p>
          </table:table-cell>
          <table:table-cell office:value-type="float" office:value="124.441">
            <text:p>124.441</text:p>
          </table:table-cell>
          <table:table-cell table:formula="of:=[.E18]/[.B18]" office:value-type="float" office:value="0.000361924899151036">
            <text:p>0.0003619249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539429">
            <text:p>170539429</text:p>
          </table:table-cell>
          <table:table-cell office:value-type="float" office:value="9.218">
            <text:p>9.218</text:p>
          </table:table-cell>
          <table:table-cell table:formula="of:=[.C19]/[.B19]" office:value-type="float" office:value="0.0000000540520163228646">
            <text:p>5.40520163228646E-008</text:p>
          </table:table-cell>
          <table:table-cell office:value-type="float" office:value="9.218">
            <text:p>9.218</text:p>
          </table:table-cell>
          <table:table-cell table:formula="of:=[.E19]/[.B19]" office:value-type="float" office:value="0.0000000540520163228646">
            <text:p>5.40520163228646E-008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093">
            <text:p>8.093</text:p>
          </table:table-cell>
          <table:table-cell table:formula="of:=[.C20]/[.B20]" office:value-type="float" office:value="0.00000131068688381886">
            <text:p>1.31068688381886E-006</text:p>
          </table:table-cell>
          <table:table-cell office:value-type="float" office:value="118.585">
            <text:p>118.585</text:p>
          </table:table-cell>
          <table:table-cell table:formula="of:=[.E20]/[.B20]" office:value-type="float" office:value="0.0000192052148915926">
            <text:p>1.92052148915926E-005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6">
            <text:p>7.36</text:p>
          </table:table-cell>
          <table:table-cell table:formula="of:=[.C21]/[.B21]" office:value-type="float" office:value="0.00000478741534210506">
            <text:p>4.78741534210506E-006</text:p>
          </table:table-cell>
          <table:table-cell office:value-type="float" office:value="40.483">
            <text:p>40.483</text:p>
          </table:table-cell>
          <table:table-cell table:formula="of:=[.E21]/[.B21]" office:value-type="float" office:value="0.000026332735773701">
            <text:p>2.6332735773701E-005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7.017">
            <text:p>7.017</text:p>
          </table:table-cell>
          <table:table-cell table:formula="of:=[.C22]/[.B22]" office:value-type="float" office:value="0.00000928684396858064">
            <text:p>9.28684396858064E-006</text:p>
          </table:table-cell>
          <table:table-cell office:value-type="float" office:value="7.017">
            <text:p>7.017</text:p>
          </table:table-cell>
          <table:table-cell table:formula="of:=[.E22]/[.B22]" office:value-type="float" office:value="0.00000928684396858064">
            <text:p>9.28684396858064E-006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233">
            <text:p>5.233</text:p>
          </table:table-cell>
          <table:table-cell table:formula="of:=[.C23]/[.B23]" office:value-type="float" office:value="0.000000709254462827503">
            <text:p>7.09254462827503E-007</text:p>
          </table:table-cell>
          <table:table-cell office:value-type="float" office:value="71.739">
            <text:p>71.739</text:p>
          </table:table-cell>
          <table:table-cell table:formula="of:=[.E23]/[.B23]" office:value-type="float" office:value="0.00000972314273051448">
            <text:p>9.72314273051448E-006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03">
            <text:p>5.203</text:p>
          </table:table-cell>
          <table:table-cell table:formula="of:=[.C24]/[.B24]" office:value-type="float" office:value="0.0000068860642893444">
            <text:p>6.8860642893444E-006</text:p>
          </table:table-cell>
          <table:table-cell office:value-type="float" office:value="42.834">
            <text:p>42.834</text:p>
          </table:table-cell>
          <table:table-cell table:formula="of:=[.E24]/[.B24]" office:value-type="float" office:value="0.0000566899246146028">
            <text:p>5.66899246146028E-005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064">
            <text:p>5.064</text:p>
          </table:table-cell>
          <table:table-cell table:formula="of:=[.C25]/[.B25]" office:value-type="float" office:value="0.0000000749374452129068">
            <text:p>7.49374452129068E-008</text:p>
          </table:table-cell>
          <table:table-cell office:value-type="float" office:value="5.064">
            <text:p>5.064</text:p>
          </table:table-cell>
          <table:table-cell table:formula="of:=[.E25]/[.B25]" office:value-type="float" office:value="0.0000000749374452129068">
            <text:p>7.49374452129068E-008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58">
            <text:p>4.958</text:p>
          </table:table-cell>
          <table:table-cell table:formula="of:=[.C26]/[.B26]" office:value-type="float" office:value="0.00000328090589530747">
            <text:p>3.28090589530747E-006</text:p>
          </table:table-cell>
          <table:table-cell office:value-type="float" office:value="11.181">
            <text:p>11.181</text:p>
          </table:table-cell>
          <table:table-cell table:formula="of:=[.E26]/[.B26]" office:value-type="float" office:value="0.00000739891262917161">
            <text:p>7.39891262917161E-006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87985">
            <text:p>23287985</text:p>
          </table:table-cell>
          <table:table-cell office:value-type="float" office:value="4.733">
            <text:p>4.733</text:p>
          </table:table-cell>
          <table:table-cell table:formula="of:=[.C27]/[.B27]" office:value-type="float" office:value="0.000000203237849904146">
            <text:p>2.03237849904146E-007</text:p>
          </table:table-cell>
          <table:table-cell office:value-type="float" office:value="4.733">
            <text:p>4.733</text:p>
          </table:table-cell>
          <table:table-cell table:formula="of:=[.E27]/[.B27]" office:value-type="float" office:value="0.000000203237849904146">
            <text:p>2.03237849904146E-007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621">
            <text:p>4.621</text:p>
          </table:table-cell>
          <table:table-cell table:formula="of:=[.C28]/[.B28]" office:value-type="float" office:value="0.0000061157991699136">
            <text:p>6.1157991699136E-006</text:p>
          </table:table-cell>
          <table:table-cell office:value-type="float" office:value="239.427">
            <text:p>239.427</text:p>
          </table:table-cell>
          <table:table-cell table:formula="of:=[.E28]/[.B28]" office:value-type="float" office:value="0.000316876746993054">
            <text:p>0.0003168767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 office:value-type="float" office:value="755584">
            <text:p>755584</text:p>
          </table:table-cell>
          <table:table-cell office:value-type="float" office:value="50">
            <text:p>50</text:p>
          </table:table-cell>
          <table:table-cell office:value-type="float" office:value="4.202">
            <text:p>4.202</text:p>
          </table:table-cell>
          <table:table-cell table:formula="of:=[.C29]/[.B29]" office:value-type="float" office:value="0.08404">
            <text:p>0.08404</text:p>
          </table:table-cell>
          <table:table-cell office:value-type="float" office:value="552.741">
            <text:p>552.741</text:p>
          </table:table-cell>
          <table:table-cell table:formula="of:=[.E29]/[.B29]" office:value-type="float" office:value="11.05482">
            <text:p>11.0548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12">
            <text:p>4.112</text:p>
          </table:table-cell>
          <table:table-cell table:formula="of:=[.C30]/[.B30]" office:value-type="float" office:value="0.0000119554693655635">
            <text:p>1.19554693655635E-005</text:p>
          </table:table-cell>
          <table:table-cell office:value-type="float" office:value="167.405">
            <text:p>167.405</text:p>
          </table:table-cell>
          <table:table-cell table:formula="of:=[.E30]/[.B30]" office:value-type="float" office:value="0.000486723090744687">
            <text:p>0.000486723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878">
            <text:p>3.878</text:p>
          </table:table-cell>
          <table:table-cell table:formula="of:=[.C31]/[.B31]" office:value-type="float" office:value="0.0000382566490411175">
            <text:p>3.82566490411175E-005</text:p>
          </table:table-cell>
          <table:table-cell office:value-type="float" office:value="44.798">
            <text:p>44.798</text:p>
          </table:table-cell>
          <table:table-cell table:formula="of:=[.E31]/[.B31]" office:value-type="float" office:value="0.000441934338252703">
            <text:p>0.0004419343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76">
            <text:p>3.76</text:p>
          </table:table-cell>
          <table:table-cell table:formula="of:=[.C32]/[.B32]" office:value-type="float" office:value="0.00000497627665980664">
            <text:p>4.97627665980664E-006</text:p>
          </table:table-cell>
          <table:table-cell office:value-type="float" office:value="101.993">
            <text:p>101.993</text:p>
          </table:table-cell>
          <table:table-cell table:formula="of:=[.E32]/[.B32]" office:value-type="float" office:value="0.00013498547483076">
            <text:p>0.0001349855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621">
            <text:p>3.621</text:p>
          </table:table-cell>
          <table:table-cell table:formula="of:=[.C33]/[.B33]" office:value-type="float" office:value="0.000000109865626844084">
            <text:p>1.09865626844084E-007</text:p>
          </table:table-cell>
          <table:table-cell office:value-type="float" office:value="3.621">
            <text:p>3.621</text:p>
          </table:table-cell>
          <table:table-cell table:formula="of:=[.E33]/[.B33]" office:value-type="float" office:value="0.000000109865626844084">
            <text:p>1.09865626844084E-007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03">
            <text:p>3.403</text:p>
          </table:table-cell>
          <table:table-cell table:formula="of:=[.C34]/[.B34]" office:value-type="float" office:value="0.0000109677606494925">
            <text:p>1.09677606494925E-005</text:p>
          </table:table-cell>
          <table:table-cell office:value-type="float" office:value="38.044">
            <text:p>38.044</text:p>
          </table:table-cell>
          <table:table-cell table:formula="of:=[.E34]/[.B34]" office:value-type="float" office:value="0.00012261460069036">
            <text:p>0.0001226146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16">
            <text:p>3.216</text:p>
          </table:table-cell>
          <table:table-cell table:formula="of:=[.C35]/[.B35]" office:value-type="float" office:value="0.0000000727129965120824">
            <text:p>7.27129965120824E-008</text:p>
          </table:table-cell>
          <table:table-cell office:value-type="float" office:value="3.216">
            <text:p>3.216</text:p>
          </table:table-cell>
          <table:table-cell table:formula="of:=[.E35]/[.B35]" office:value-type="float" office:value="0.0000000727129965120824">
            <text:p>7.27129965120824E-008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4">
            <text:p>2.944</text:p>
          </table:table-cell>
          <table:table-cell table:formula="of:=[.C36]/[.B36]" office:value-type="float" office:value="0.00000293855192473155">
            <text:p>2.93855192473155E-006</text:p>
          </table:table-cell>
          <table:table-cell office:value-type="float" office:value="23.01">
            <text:p>23.01</text:p>
          </table:table-cell>
          <table:table-cell table:formula="of:=[.E36]/[.B36]" office:value-type="float" office:value="0.0000229674184062748">
            <text:p>2.29674184062748E-005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9">
            <text:p>2.9</text:p>
          </table:table-cell>
          <table:table-cell table:formula="of:=[.C37]/[.B37]" office:value-type="float" office:value="0.0000286086338884066">
            <text:p>2.86086338884066E-005</text:p>
          </table:table-cell>
          <table:table-cell office:value-type="float" office:value="44.897">
            <text:p>44.897</text:p>
          </table:table-cell>
          <table:table-cell table:formula="of:=[.E37]/[.B37]" office:value-type="float" office:value="0.000442910977823376">
            <text:p>0.00044291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798">
            <text:p>2.798</text:p>
          </table:table-cell>
          <table:table-cell table:formula="of:=[.C38]/[.B38]" office:value-type="float" office:value="0.00000428082060791325">
            <text:p>4.28082060791325E-006</text:p>
          </table:table-cell>
          <table:table-cell office:value-type="float" office:value="2.798">
            <text:p>2.798</text:p>
          </table:table-cell>
          <table:table-cell table:formula="of:=[.E38]/[.B38]" office:value-type="float" office:value="0.00000428082060791325">
            <text:p>4.28082060791325E-006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189">
            <text:p>2.189</text:p>
          </table:table-cell>
          <table:table-cell table:formula="of:=[.C39]/[.B39]" office:value-type="float" office:value="0.000000675367147969888">
            <text:p>6.75367147969888E-007</text:p>
          </table:table-cell>
          <table:table-cell office:value-type="float" office:value="53.93">
            <text:p>53.93</text:p>
          </table:table-cell>
          <table:table-cell table:formula="of:=[.E39]/[.B39]" office:value-type="float" office:value="0.0000166388991731457">
            <text:p>1.66388991731457E-005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04">
            <text:p>2.004</text:p>
          </table:table-cell>
          <table:table-cell table:formula="of:=[.C40]/[.B40]" office:value-type="float" office:value="0.00000265437495032981">
            <text:p>2.65437495032981E-006</text:p>
          </table:table-cell>
          <table:table-cell office:value-type="float" office:value="2.004">
            <text:p>2.004</text:p>
          </table:table-cell>
          <table:table-cell table:formula="of:=[.E40]/[.B40]" office:value-type="float" office:value="0.00000265437495032981">
            <text:p>2.65437495032981E-006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1998915">
            <text:p>21998915</text:p>
          </table:table-cell>
          <table:table-cell office:value-type="float" office:value="1.894">
            <text:p>1.894</text:p>
          </table:table-cell>
          <table:table-cell table:formula="of:=[.C41]/[.B41]" office:value-type="float" office:value="0.0000000860951551474243">
            <text:p>8.60951551474243E-008</text:p>
          </table:table-cell>
          <table:table-cell office:value-type="float" office:value="1.894">
            <text:p>1.894</text:p>
          </table:table-cell>
          <table:table-cell table:formula="of:=[.E41]/[.B41]" office:value-type="float" office:value="0.0000000860951551474243">
            <text:p>8.60951551474243E-008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3">
            <text:p>1.873</text:p>
          </table:table-cell>
          <table:table-cell table:formula="of:=[.C42]/[.B42]" office:value-type="float" office:value="0.00000051863069313483">
            <text:p>5.1863069313483E-007</text:p>
          </table:table-cell>
          <table:table-cell office:value-type="float" office:value="2.265">
            <text:p>2.265</text:p>
          </table:table-cell>
          <table:table-cell table:formula="of:=[.E42]/[.B42]" office:value-type="float" office:value="0.000000627174863828292">
            <text:p>6.27174863828292E-007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22">
            <text:p>1.822</text:p>
          </table:table-cell>
          <table:table-cell table:formula="of:=[.C43]/[.B43]" office:value-type="float" office:value="0.000000888795228798917">
            <text:p>8.88795228798917E-007</text:p>
          </table:table-cell>
          <table:table-cell office:value-type="float" office:value="52.86">
            <text:p>52.86</text:p>
          </table:table-cell>
          <table:table-cell table:formula="of:=[.E43]/[.B43]" office:value-type="float" office:value="0.0000257857935204779">
            <text:p>2.57857935204779E-005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47">
            <text:p>1.347</text:p>
          </table:table-cell>
          <table:table-cell table:formula="of:=[.C44]/[.B44]" office:value-type="float" office:value="0.00000520372566669113">
            <text:p>5.20372566669113E-006</text:p>
          </table:table-cell>
          <table:table-cell office:value-type="float" office:value="25.023">
            <text:p>25.023</text:p>
          </table:table-cell>
          <table:table-cell table:formula="of:=[.E44]/[.B44]" office:value-type="float" office:value="0.0000966687656700907">
            <text:p>9.66687656700907E-005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188">
            <text:p>1.188</text:p>
          </table:table-cell>
          <table:table-cell table:formula="of:=[.C45]/[.B45]" office:value-type="float" office:value="0.000000873394549371053">
            <text:p>8.73394549371053E-007</text:p>
          </table:table-cell>
          <table:table-cell office:value-type="float" office:value="37.586">
            <text:p>37.586</text:p>
          </table:table-cell>
          <table:table-cell table:formula="of:=[.E45]/[.B45]" office:value-type="float" office:value="0.0000276324979231148">
            <text:p>2.76324979231148E-005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6">
            <text:p>0.96</text:p>
          </table:table-cell>
          <table:table-cell table:formula="of:=[.C46]/[.B46]" office:value-type="float" office:value="0.00000127155686243344">
            <text:p>1.27155686243344E-006</text:p>
          </table:table-cell>
          <table:table-cell office:value-type="float" office:value="3.048">
            <text:p>3.048</text:p>
          </table:table-cell>
          <table:table-cell table:formula="of:=[.E46]/[.B46]" office:value-type="float" office:value="0.00000403719303822618">
            <text:p>4.03719303822618E-006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91">
            <text:p>0.891</text:p>
          </table:table-cell>
          <table:table-cell table:formula="of:=[.C47]/[.B47]" office:value-type="float" office:value="0.0000000899832485730182">
            <text:p>0.00000009</text:p>
          </table:table-cell>
          <table:table-cell office:value-type="float" office:value="0.891">
            <text:p>0.891</text:p>
          </table:table-cell>
          <table:table-cell table:formula="of:=[.E47]/[.B47]" office:value-type="float" office:value="0.0000000899832485730182">
            <text:p>0.00000009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21">
            <text:p>0.721</text:p>
          </table:table-cell>
          <table:table-cell table:formula="of:=[.C48]/[.B48]" office:value-type="float" office:value="0.000000954228781975267">
            <text:p>9.54228781975267E-007</text:p>
          </table:table-cell>
          <table:table-cell office:value-type="float" office:value="28.701">
            <text:p>28.701</text:p>
          </table:table-cell>
          <table:table-cell table:formula="of:=[.E48]/[.B48]" office:value-type="float" office:value="0.0000379851876164662">
            <text:p>3.79851876164662E-005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54">
            <text:p>0.654</text:p>
          </table:table-cell>
          <table:table-cell table:formula="of:=[.C49]/[.B49]" office:value-type="float" office:value="0.000000865612930721847">
            <text:p>8.65612930721847E-007</text:p>
          </table:table-cell>
          <table:table-cell office:value-type="float" office:value="12.855">
            <text:p>12.855</text:p>
          </table:table-cell>
          <table:table-cell table:formula="of:=[.E49]/[.B49]" office:value-type="float" office:value="0.0000170144560006565">
            <text:p>1.70144560006565E-005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table:formula="of:=[.C50]/[.B50]" office:value-type="float" office:value="0.615">
            <text:p>0.615</text:p>
          </table:table-cell>
          <table:table-cell office:value-type="float" office:value="0.615">
            <text:p>0.615</text:p>
          </table:table-cell>
          <table:table-cell table:formula="of:=[.E50]/[.B50]" office:value-type="float" office:value="0.615">
            <text:p>0.615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03">
            <text:p>0.603</text:p>
          </table:table-cell>
          <table:table-cell table:formula="of:=[.C51]/[.B51]" office:value-type="float" office:value="0.00000267207877093239">
            <text:p>2.67207877093239E-006</text:p>
          </table:table-cell>
          <table:table-cell office:value-type="float" office:value="6.162">
            <text:p>6.162</text:p>
          </table:table-cell>
          <table:table-cell table:formula="of:=[.E51]/[.B51]" office:value-type="float" office:value="0.0000273057203755977">
            <text:p>2.73057203755977E-005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64">
            <text:p>653664</text:p>
          </table:table-cell>
          <table:table-cell office:value-type="float" office:value="0.556">
            <text:p>0.556</text:p>
          </table:table-cell>
          <table:table-cell table:formula="of:=[.C52]/[.B52]" office:value-type="float" office:value="0.000000850589905517208">
            <text:p>8.50589905517208E-007</text:p>
          </table:table-cell>
          <table:table-cell office:value-type="float" office:value="70.389">
            <text:p>70.389</text:p>
          </table:table-cell>
          <table:table-cell table:formula="of:=[.E52]/[.B52]" office:value-type="float" office:value="0.000107683764135703">
            <text:p>0.0001076838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6">
            <text:p>0.426</text:p>
          </table:table-cell>
          <table:table-cell table:formula="of:=[.C53]/[.B53]" office:value-type="float" office:value="0.00000379780690024071">
            <text:p>3.79780690024071E-006</text:p>
          </table:table-cell>
          <table:table-cell office:value-type="float" office:value="0.448">
            <text:p>0.448</text:p>
          </table:table-cell>
          <table:table-cell table:formula="of:=[.E53]/[.B53]" office:value-type="float" office:value="0.00000399393777302309">
            <text:p>3.99393777302309E-006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59">
            <text:p>0.359</text:p>
          </table:table-cell>
          <table:table-cell table:formula="of:=[.C54]/[.B54]" office:value-type="float" office:value="0.000000558004488905192">
            <text:p>0.000000558</text:p>
          </table:table-cell>
          <table:table-cell office:value-type="float" office:value="0.359">
            <text:p>0.359</text:p>
          </table:table-cell>
          <table:table-cell table:formula="of:=[.E54]/[.B54]" office:value-type="float" office:value="0.000000558004488905192">
            <text:p>0.000000558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3">
            <text:p>0.33</text:p>
          </table:table-cell>
          <table:table-cell table:formula="of:=[.C55]/[.B55]" office:value-type="float" office:value="0.00000331225534477567">
            <text:p>3.31225534477567E-006</text:p>
          </table:table-cell>
          <table:table-cell office:value-type="float" office:value="12.995">
            <text:p>12.995</text:p>
          </table:table-cell>
          <table:table-cell table:formula="of:=[.E55]/[.B55]" office:value-type="float" office:value="0.000130432600622303">
            <text:p>0.0001304326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2">
            <text:p>0.312</text:p>
          </table:table-cell>
          <table:table-cell table:formula="of:=[.C56]/[.B56]" office:value-type="float" office:value="0.0000000688820791790669">
            <text:p>6.88820791790669E-008</text:p>
          </table:table-cell>
          <table:table-cell office:value-type="float" office:value="0.312">
            <text:p>0.312</text:p>
          </table:table-cell>
          <table:table-cell table:formula="of:=[.E56]/[.B56]" office:value-type="float" office:value="0.0000000688820791790669">
            <text:p>6.88820791790669E-008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">
            <text:p>0.29</text:p>
          </table:table-cell>
          <table:table-cell table:formula="of:=[.C57]/[.B57]" office:value-type="float" office:value="0.00000222036766225911">
            <text:p>2.22036766225911E-006</text:p>
          </table:table-cell>
          <table:table-cell office:value-type="float" office:value="4.15">
            <text:p>4.15</text:p>
          </table:table-cell>
          <table:table-cell table:formula="of:=[.E57]/[.B57]" office:value-type="float" office:value="0.0000317742268909493">
            <text:p>3.17742268909493E-005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276">
            <text:p>0.276</text:p>
          </table:table-cell>
          <table:table-cell table:formula="of:=[.C58]/[.B58]" office:value-type="float" office:value="0.00563265306122449">
            <text:p>0.0056326531</text:p>
          </table:table-cell>
          <table:table-cell office:value-type="float" office:value="0.276">
            <text:p>0.276</text:p>
          </table:table-cell>
          <table:table-cell table:formula="of:=[.E58]/[.B58]" office:value-type="float" office:value="0.00563265306122449">
            <text:p>0.0056326531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64">
            <text:p>0.264</text:p>
          </table:table-cell>
          <table:table-cell table:formula="of:=[.C59]/[.B59]" office:value-type="float" office:value="0.00000194884287454324">
            <text:p>1.94884287454324E-006</text:p>
          </table:table-cell>
          <table:table-cell office:value-type="float" office:value="3.86">
            <text:p>3.86</text:p>
          </table:table-cell>
          <table:table-cell table:formula="of:=[.E59]/[.B59]" office:value-type="float" office:value="0.0000284944450596095">
            <text:p>2.84944450596095E-005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2">
            <text:p>0.232</text:p>
          </table:table-cell>
          <table:table-cell table:formula="of:=[.C60]/[.B60]" office:value-type="float" office:value="0.00000193628616974219">
            <text:p>1.93628616974219E-006</text:p>
          </table:table-cell>
          <table:table-cell office:value-type="float" office:value="3.915">
            <text:p>3.915</text:p>
          </table:table-cell>
          <table:table-cell table:formula="of:=[.E60]/[.B60]" office:value-type="float" office:value="0.0000326748291143995">
            <text:p>3.26748291143995E-005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11">
            <text:p>0.211</text:p>
          </table:table-cell>
          <table:table-cell table:formula="of:=[.C61]/[.B61]" office:value-type="float" office:value="0.000000936815980038272">
            <text:p>9.36815980038272E-007</text:p>
          </table:table-cell>
          <table:table-cell office:value-type="float" office:value="8.672">
            <text:p>8.672</text:p>
          </table:table-cell>
          <table:table-cell table:formula="of:=[.E61]/[.B61]" office:value-type="float" office:value="0.0000385026927909568">
            <text:p>3.85026927909568E-005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7">
            <text:p>0.207</text:p>
          </table:table-cell>
          <table:table-cell table:formula="of:=[.C62]/[.B62]" office:value-type="float" office:value="0.000000273978404678016">
            <text:p>0.000000274</text:p>
          </table:table-cell>
          <table:table-cell office:value-type="float" office:value="0.207">
            <text:p>0.207</text:p>
          </table:table-cell>
          <table:table-cell table:formula="of:=[.E62]/[.B62]" office:value-type="float" office:value="0.000000273978404678016">
            <text:p>0.000000274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1">
            <text:p>0.191</text:p>
          </table:table-cell>
          <table:table-cell table:formula="of:=[.C63]/[.B63]" office:value-type="float" office:value="0.000000155964965859187">
            <text:p>0.000000156</text:p>
          </table:table-cell>
          <table:table-cell office:value-type="float" office:value="0.191">
            <text:p>0.191</text:p>
          </table:table-cell>
          <table:table-cell table:formula="of:=[.E63]/[.B63]" office:value-type="float" office:value="0.000000155964965859187">
            <text:p>0.000000156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82">
            <text:p>0.182</text:p>
          </table:table-cell>
          <table:table-cell table:formula="of:=[.C64]/[.B64]" office:value-type="float" office:value="0.000000529329816101515">
            <text:p>5.29329816101515E-007</text:p>
          </table:table-cell>
          <table:table-cell office:value-type="float" office:value="124.623">
            <text:p>124.623</text:p>
          </table:table-cell>
          <table:table-cell table:formula="of:=[.E64]/[.B64]" office:value-type="float" office:value="0.000362454228967138">
            <text:p>0.0003624542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6">
            <text:p>0.176</text:p>
          </table:table-cell>
          <table:table-cell table:formula="of:=[.C65]/[.B65]" office:value-type="float" office:value="0.000000271671179083789">
            <text:p>2.71671179083789E-007</text:p>
          </table:table-cell>
          <table:table-cell office:value-type="float" office:value="0.176">
            <text:p>0.176</text:p>
          </table:table-cell>
          <table:table-cell table:formula="of:=[.E65]/[.B65]" office:value-type="float" office:value="0.000000271671179083789">
            <text:p>2.71671179083789E-007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850">
            <text:p>755850</text:p>
          </table:table-cell>
          <table:table-cell office:value-type="float" office:value="0.158">
            <text:p>0.158</text:p>
          </table:table-cell>
          <table:table-cell table:formula="of:=[.C66]/[.B66]" office:value-type="float" office:value="0.000000209036184428127">
            <text:p>0.000000209</text:p>
          </table:table-cell>
          <table:table-cell office:value-type="float" office:value="0.158">
            <text:p>0.158</text:p>
          </table:table-cell>
          <table:table-cell table:formula="of:=[.E66]/[.B66]" office:value-type="float" office:value="0.000000209036184428127">
            <text:p>0.000000209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4">
            <text:p>0.114</text:p>
          </table:table-cell>
          <table:table-cell table:formula="of:=[.C67]/[.B67]" office:value-type="float" office:value="0.00000112461526319943">
            <text:p>1.12461526319943E-006</text:p>
          </table:table-cell>
          <table:table-cell office:value-type="float" office:value="0.114">
            <text:p>0.114</text:p>
          </table:table-cell>
          <table:table-cell table:formula="of:=[.E67]/[.B67]" office:value-type="float" office:value="0.00000112461526319943">
            <text:p>1.12461526319943E-006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9">
            <text:p>0.09</text:p>
          </table:table-cell>
          <table:table-cell table:formula="of:=[.C68]/[.B68]" office:value-type="float" office:value="0.00000202720965852779">
            <text:p>2.02720965852779E-006</text:p>
          </table:table-cell>
          <table:table-cell office:value-type="float" office:value="2.028">
            <text:p>2.028</text:p>
          </table:table-cell>
          <table:table-cell table:formula="of:=[.E68]/[.B68]" office:value-type="float" office:value="0.0000456797909721596">
            <text:p>4.56797909721596E-005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3">
            <text:p>0.033</text:p>
          </table:table-cell>
          <table:table-cell table:formula="of:=[.C69]/[.B69]" office:value-type="float" office:value="0.000000306287241744167">
            <text:p>3.06287241744167E-007</text:p>
          </table:table-cell>
          <table:table-cell office:value-type="float" office:value="0.033">
            <text:p>0.033</text:p>
          </table:table-cell>
          <table:table-cell table:formula="of:=[.E69]/[.B69]" office:value-type="float" office:value="0.000000306287241744167">
            <text:p>3.06287241744167E-007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33">
            <text:p>0.033</text:p>
          </table:table-cell>
          <table:table-cell table:formula="of:=[.C70]/[.B70]" office:value-type="float" office:value="0.00033">
            <text:p>0.00033</text:p>
          </table:table-cell>
          <table:table-cell office:value-type="float" office:value="0.033">
            <text:p>0.033</text:p>
          </table:table-cell>
          <table:table-cell table:formula="of:=[.E70]/[.B70]" office:value-type="float" office:value="0.00033">
            <text:p>0.00033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32">
            <text:p>0.032</text:p>
          </table:table-cell>
          <table:table-cell table:formula="of:=[.C71]/[.B71]" office:value-type="float" office:value="0.00064">
            <text:p>0.00064</text:p>
          </table:table-cell>
          <table:table-cell office:value-type="float" office:value="0.032">
            <text:p>0.032</text:p>
          </table:table-cell>
          <table:table-cell table:formula="of:=[.E71]/[.B71]" office:value-type="float" office:value="0.00064">
            <text:p>0.00064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7">
            <text:p>0.017</text:p>
          </table:table-cell>
          <table:table-cell table:formula="of:=[.C72]/[.B72]" office:value-type="float" office:value="0.000000167705784863073">
            <text:p>1.67705784863073E-007</text:p>
          </table:table-cell>
          <table:table-cell office:value-type="float" office:value="0.017">
            <text:p>0.017</text:p>
          </table:table-cell>
          <table:table-cell table:formula="of:=[.E72]/[.B72]" office:value-type="float" office:value="0.000000167705784863073">
            <text:p>1.67705784863073E-007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6">
            <text:p>3136</text:p>
          </table:table-cell>
          <table:table-cell office:value-type="float" office:value="0.015">
            <text:p>0.015</text:p>
          </table:table-cell>
          <table:table-cell table:formula="of:=[.C73]/[.B73]" office:value-type="float" office:value="0.00000478316326530612">
            <text:p>4.78316326530612E-006</text:p>
          </table:table-cell>
          <table:table-cell office:value-type="float" office:value="0.015">
            <text:p>0.015</text:p>
          </table:table-cell>
          <table:table-cell table:formula="of:=[.E73]/[.B73]" office:value-type="float" office:value="0.00000478316326530612">
            <text:p>4.78316326530612E-006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004">
            <text:p>0.004</text:p>
          </table:table-cell>
          <table:table-cell table:formula="of:=[.C74]/[.B74]" office:value-type="float" office:value="0.0000816326530612245">
            <text:p>8.16326530612245E-005</text:p>
          </table:table-cell>
          <table:table-cell office:value-type="float" office:value="0.019">
            <text:p>0.019</text:p>
          </table:table-cell>
          <table:table-cell table:formula="of:=[.E74]/[.B74]" office:value-type="float" office:value="0.000387755102040816">
            <text:p>0.000387755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table:formula="of:=[.C75]/[.B75]"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table:formula="of:=[.E75]/[.B75]" office:value-type="float" office:value="0.004">
            <text:p>0.004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table:formula="of:=[.C76]/[.B76]" office:value-type="float" office:value="0.003">
            <text:p>0.003</text:p>
          </table:table-cell>
          <table:table-cell office:value-type="float" office:value="553.763">
            <text:p>553.763</text:p>
          </table:table-cell>
          <table:table-cell table:formula="of:=[.E76]/[.B76]" office:value-type="float" office:value="553.763">
            <text:p>553.763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2">
            <text:p>0.002</text:p>
          </table:table-cell>
          <table:table-cell table:formula="of:=[.C77]/[.B77]" office:value-type="float" office:value="0.00004">
            <text:p>0.00004</text:p>
          </table:table-cell>
          <table:table-cell office:value-type="float" office:value="552.765">
            <text:p>552.765</text:p>
          </table:table-cell>
          <table:table-cell table:formula="of:=[.E77]/[.B77]" office:value-type="float" office:value="11.0553">
            <text:p>11.055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2">
            <text:p>0.002</text:p>
          </table:table-cell>
          <table:table-cell table:formula="of:=[.C78]/[.B78]" office:value-type="float" office:value="0.0000769230769230769">
            <text:p>7.69230769230769E-005</text:p>
          </table:table-cell>
          <table:table-cell office:value-type="float" office:value="0.002">
            <text:p>0.002</text:p>
          </table:table-cell>
          <table:table-cell table:formula="of:=[.E78]/[.B78]" office:value-type="float" office:value="0.0000769230769230769">
            <text:p>7.69230769230769E-005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001">
            <text:p>0.001</text:p>
          </table:table-cell>
          <table:table-cell table:formula="of:=[.C79]/[.B79]" office:value-type="float" office:value="0.0000204081632653061">
            <text:p>2.04081632653061E-005</text:p>
          </table:table-cell>
          <table:table-cell office:value-type="float" office:value="0.048">
            <text:p>0.048</text:p>
          </table:table-cell>
          <table:table-cell table:formula="of:=[.E79]/[.B79]" office:value-type="float" office:value="0.000979591836734694">
            <text:p>0.0009795918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formula="of:=[.C80]/[.B80]"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table:formula="of:=[.E80]/[.B80]" office:value-type="float" office:value="0.001">
            <text:p>0.001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1]/[.B81]" office:value-type="float" office:value="0">
            <text:p>0</text:p>
          </table:table-cell>
          <table:table-cell office:value-type="float" office:value="553.763">
            <text:p>553.763</text:p>
          </table:table-cell>
          <table:table-cell table:formula="of:=[.E81]/[.B81]" office:value-type="float" office:value="553.763">
            <text:p>553.763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82]/[.B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2]/[.B82]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table:formula="of:=[.C83]/[.B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3]/[.B83]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C84]/[.B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4]/[.B84]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table:formula="of:=[.C85]/[.B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5]/[.B85]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86]/[.B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6]/[.B86]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7]/[.B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7]/[.B87]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8]/[.B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8]/[.B88]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9]/[.B89]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formula="of:=[.E89]/[.B89]" office:value-type="float" office:value="0.002">
            <text:p>0.002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90]/[.B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0]/[.B90]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91]/[.B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1]/[.B91]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92]/[.B92]" office:value-type="float" office:value="0">
            <text:p>0</text:p>
          </table:table-cell>
          <table:table-cell office:value-type="float" office:value="0.017">
            <text:p>0.017</text:p>
          </table:table-cell>
          <table:table-cell table:formula="of:=[.E92]/[.B92]" office:value-type="float" office:value="0.00034">
            <text:p>0.00034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3]/[.B93]" office:value-type="float" office:value="0">
            <text:p>0</text:p>
          </table:table-cell>
          <table:table-cell office:value-type="float" office:value="553.763">
            <text:p>553.763</text:p>
          </table:table-cell>
          <table:table-cell table:formula="of:=[.E93]/[.B93]" office:value-type="float" office:value="553.763">
            <text:p>553.763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4]/[.B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4]/[.B94]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5]/[.B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5]/[.B95]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6]/[.B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6]/[.B96]" office:value-type="float" office:value="0">
            <text:p>0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97]/[.B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7]/[.B97]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C98]/[.B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8]/[.B98]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5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947448277">
            <text:p>947448277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876370309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504.9">
            <text:p>504.9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4.9">
            <text:p>504.9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4.9">
            <text:p>504.9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38">
            <text:p>0.038</text:p>
          </table:table-cell>
          <table:table-cell table:number-columns-repeated="2" office:value-type="float" office:value="504.839">
            <text:p>504.839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483.409">
            <text:p>483.409</text:p>
          </table:table-cell>
          <table:table-cell office:value-type="float" office:value="9.668">
            <text:p>9.668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3.983">
            <text:p>3.983</text:p>
          </table:table-cell>
          <table:table-cell office:value-type="float" office:value="0">
            <text:p>0</text:p>
          </table:table-cell>
          <table:table-cell office:value-type="float" office:value="483.366">
            <text:p>483.366</text:p>
          </table:table-cell>
          <table:table-cell office:value-type="float" office:value="9.667">
            <text:p>9.667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613">
            <text:p>4.613</text:p>
          </table:table-cell>
          <table:table-cell office:value-type="float" office:value="0">
            <text:p>0</text:p>
          </table:table-cell>
          <table:table-cell office:value-type="float" office:value="240.144">
            <text:p>240.144</text:p>
          </table:table-cell>
          <table:table-cell office:value-type="float" office:value="0">
            <text:p>0</text:p>
          </table:table-cell>
          <table:table-cell office:value-type="string">
            <text:p>ChessBoard.py:1203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1.048">
            <text:p>131.048</text:p>
          </table:table-cell>
          <table:table-cell office:value-type="float" office:value="0">
            <text:p>0</text:p>
          </table:table-cell>
          <table:table-cell office:value-type="float" office:value="183.211">
            <text:p>183.211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68">
            <text:p>4.168</text:p>
          </table:table-cell>
          <table:table-cell office:value-type="float" office:value="0">
            <text:p>0</text:p>
          </table:table-cell>
          <table:table-cell office:value-type="float" office:value="130.602">
            <text:p>130.602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24.774">
            <text:p>124.77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832">
            <text:p>10.832</text:p>
          </table:table-cell>
          <table:table-cell office:value-type="float" office:value="0">
            <text:p>0</text:p>
          </table:table-cell>
          <table:table-cell office:value-type="float" office:value="124.594">
            <text:p>124.594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6539867/2267417</text:p>
          </table:table-cell>
          <table:table-cell office:value-type="float" office:value="51.179">
            <text:p>51.179</text:p>
          </table:table-cell>
          <table:table-cell office:value-type="float" office:value="0">
            <text:p>0</text:p>
          </table:table-cell>
          <table:table-cell office:value-type="float" office:value="119.484">
            <text:p>119.484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112">
            <text:p>8.112</text:p>
          </table:table-cell>
          <table:table-cell office:value-type="float" office:value="0">
            <text:p>0</text:p>
          </table:table-cell>
          <table:table-cell office:value-type="float" office:value="118.461">
            <text:p>118.461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8317401/2267417</text:p>
          </table:table-cell>
          <table:table-cell office:value-type="float" office:value="26.162">
            <text:p>26.162</text:p>
          </table:table-cell>
          <table:table-cell office:value-type="float" office:value="0">
            <text:p>0</text:p>
          </table:table-cell>
          <table:table-cell office:value-type="float" office:value="113.911">
            <text:p>113.911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285">
            <text:p>13.285</text:p>
          </table:table-cell>
          <table:table-cell office:value-type="float" office:value="0">
            <text:p>0</text:p>
          </table:table-cell>
          <table:table-cell office:value-type="float" office:value="113.002">
            <text:p>113.002</text:p>
          </table:table-cell>
          <table:table-cell office:value-type="float" office:value="0">
            <text:p>0</text:p>
          </table:table-cell>
          <table:table-cell office:value-type="string">
            <text:p>ChessBoard.py:1173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846">
            <text:p>3.846</text:p>
          </table:table-cell>
          <table:table-cell office:value-type="float" office:value="0">
            <text:p>0</text:p>
          </table:table-cell>
          <table:table-cell office:value-type="float" office:value="102.501">
            <text:p>102.501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509">
            <text:p>5.509</text:p>
          </table:table-cell>
          <table:table-cell office:value-type="float" office:value="0">
            <text:p>0</text:p>
          </table:table-cell>
          <table:table-cell office:value-type="float" office:value="71.839">
            <text:p>71.839</text:p>
          </table:table-cell>
          <table:table-cell office:value-type="float" office:value="0">
            <text:p>0</text:p>
          </table:table-cell>
          <table:table-cell office:value-type="string">
            <text:p>ChessBoard.py:1132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251">
            <text:p>2.251</text:p>
          </table:table-cell>
          <table:table-cell office:value-type="float" office:value="0">
            <text:p>0</text:p>
          </table:table-cell>
          <table:table-cell office:value-type="float" office:value="53.872">
            <text:p>53.872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72">
            <text:p>1.872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8.192">
            <text:p>38.192</text:p>
          </table:table-cell>
          <table:table-cell office:value-type="float" office:value="0">
            <text:p>0</text:p>
          </table:table-cell>
          <table:table-cell office:value-type="float" office:value="46.176">
            <text:p>46.176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44.975">
            <text:p>44.975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941">
            <text:p>2.941</text:p>
          </table:table-cell>
          <table:table-cell office:value-type="float" office:value="0">
            <text:p>0</text:p>
          </table:table-cell>
          <table:table-cell office:value-type="float" office:value="44.964">
            <text:p>44.964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73">
            <text:p>5.273</text:p>
          </table:table-cell>
          <table:table-cell office:value-type="float" office:value="0">
            <text:p>0</text:p>
          </table:table-cell>
          <table:table-cell office:value-type="float" office:value="42.986">
            <text:p>42.986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18">
            <text:p>7.318</text:p>
          </table:table-cell>
          <table:table-cell office:value-type="float" office:value="0">
            <text:p>0</text:p>
          </table:table-cell>
          <table:table-cell office:value-type="float" office:value="40.463">
            <text:p>40.463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239">
            <text:p>1.239</text:p>
          </table:table-cell>
          <table:table-cell office:value-type="float" office:value="0">
            <text:p>0</text:p>
          </table:table-cell>
          <table:table-cell office:value-type="float" office:value="37.474">
            <text:p>37.474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9.025">
            <text:p>19.025</text:p>
          </table:table-cell>
          <table:table-cell office:value-type="float" office:value="0">
            <text:p>0</text:p>
          </table:table-cell>
          <table:table-cell office:value-type="float" office:value="28.905">
            <text:p>28.905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48">
            <text:p>0.748</text:p>
          </table:table-cell>
          <table:table-cell office:value-type="float" office:value="0">
            <text:p>0</text:p>
          </table:table-cell>
          <table:table-cell office:value-type="float" office:value="28.757">
            <text:p>28.757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6.537">
            <text:p>26.537</text:p>
          </table:table-cell>
          <table:table-cell office:value-type="float" office:value="0">
            <text:p>0</text:p>
          </table:table-cell>
          <table:table-cell office:value-type="float" office:value="26.537">
            <text:p>26.537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65">
            <text:p>1.365</text:p>
          </table:table-cell>
          <table:table-cell office:value-type="float" office:value="0">
            <text:p>0</text:p>
          </table:table-cell>
          <table:table-cell office:value-type="float" office:value="25.028">
            <text:p>25.028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5">
            <text:p>2.945</text:p>
          </table:table-cell>
          <table:table-cell office:value-type="float" office:value="0">
            <text:p>0</text:p>
          </table:table-cell>
          <table:table-cell office:value-type="float" office:value="23.055">
            <text:p>23.055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">
            <text:p>662</text:p>
          </table:table-cell>
          <table:table-cell office:value-type="float" office:value="18.245">
            <text:p>18.245</text:p>
          </table:table-cell>
          <table:table-cell office:value-type="float" office:value="0.028">
            <text:p>0.028</text:p>
          </table:table-cell>
          <table:table-cell office:value-type="float" office:value="18.245">
            <text:p>18.245</text:p>
          </table:table-cell>
          <table:table-cell office:value-type="float" office:value="0.028">
            <text:p>0.028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4390994">
            <text:p>2439099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16.963">
            <text:p>16.963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4">
            <text:p>0.324</text:p>
          </table:table-cell>
          <table:table-cell office:value-type="float" office:value="0">
            <text:p>0</text:p>
          </table:table-cell>
          <table:table-cell office:value-type="float" office:value="13.017">
            <text:p>13.017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416">
            <text:p>11.416</text:p>
          </table:table-cell>
          <table:table-cell office:value-type="float" office:value="0">
            <text:p>0</text:p>
          </table:table-cell>
          <table:table-cell office:value-type="float" office:value="12.919">
            <text:p>12.919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34">
            <text:p>0.634</text:p>
          </table:table-cell>
          <table:table-cell office:value-type="float" office:value="0">
            <text:p>0</text:p>
          </table:table-cell>
          <table:table-cell office:value-type="float" office:value="12.746">
            <text:p>12.746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935">
            <text:p>10.935</text:p>
          </table:table-cell>
          <table:table-cell office:value-type="float" office:value="0">
            <text:p>0</text:p>
          </table:table-cell>
          <table:table-cell office:value-type="float" office:value="12.112">
            <text:p>12.112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25">
            <text:p>4.925</text:p>
          </table:table-cell>
          <table:table-cell office:value-type="float" office:value="0">
            <text:p>0</text:p>
          </table:table-cell>
          <table:table-cell office:value-type="float" office:value="11.151">
            <text:p>11.151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295554">
            <text:p>116295554</text:p>
          </table:table-cell>
          <table:table-cell office:value-type="float" office:value="10.018">
            <text:p>10.018</text:p>
          </table:table-cell>
          <table:table-cell office:value-type="float" office:value="0">
            <text:p>0</text:p>
          </table:table-cell>
          <table:table-cell office:value-type="float" office:value="10.018">
            <text:p>10.01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0930861">
            <text:p>90930861</text:p>
          </table:table-cell>
          <table:table-cell office:value-type="float" office:value="9.035">
            <text:p>9.035</text:p>
          </table:table-cell>
          <table:table-cell office:value-type="float" office:value="0">
            <text:p>0</text:p>
          </table:table-cell>
          <table:table-cell office:value-type="float" office:value="9.035">
            <text:p>9.03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office:value-type="float" office:value="8.654">
            <text:p>8.654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926">
            <text:p>6.926</text:p>
          </table:table-cell>
          <table:table-cell office:value-type="float" office:value="0">
            <text:p>0</text:p>
          </table:table-cell>
          <table:table-cell office:value-type="float" office:value="6.926">
            <text:p>6.926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12">
            <text:p>0.612</text:p>
          </table:table-cell>
          <table:table-cell office:value-type="float" office:value="0">
            <text:p>0</text:p>
          </table:table-cell>
          <table:table-cell office:value-type="float" office:value="6.261">
            <text:p>6.261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026847">
            <text:p>103026847</text:p>
          </table:table-cell>
          <table:table-cell office:value-type="float" office:value="5.623">
            <text:p>5.623</text:p>
          </table:table-cell>
          <table:table-cell office:value-type="float" office:value="0">
            <text:p>0</text:p>
          </table:table-cell>
          <table:table-cell office:value-type="float" office:value="5.623">
            <text:p>5.62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126">
            <text:p>5.126</text:p>
          </table:table-cell>
          <table:table-cell office:value-type="float" office:value="0">
            <text:p>0</text:p>
          </table:table-cell>
          <table:table-cell office:value-type="float" office:value="5.126">
            <text:p>5.12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45">
            <text:p>3.445</text:p>
          </table:table-cell>
          <table:table-cell office:value-type="float" office:value="0">
            <text:p>0</text:p>
          </table:table-cell>
          <table:table-cell office:value-type="float" office:value="4.863">
            <text:p>4.863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87985">
            <text:p>23287985</text:p>
          </table:table-cell>
          <table:table-cell office:value-type="float" office:value="4.834">
            <text:p>4.834</text:p>
          </table:table-cell>
          <table:table-cell office:value-type="float" office:value="0">
            <text:p>0</text:p>
          </table:table-cell>
          <table:table-cell office:value-type="float" office:value="4.834">
            <text:p>4.834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4.133">
            <text:p>4.133</text:p>
          </table:table-cell>
          <table:table-cell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3.969">
            <text:p>3.969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84">
            <text:p>0.284</text:p>
          </table:table-cell>
          <table:table-cell office:value-type="float" office:value="0">
            <text:p>0</text:p>
          </table:table-cell>
          <table:table-cell office:value-type="float" office:value="3.943">
            <text:p>3.943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561">
            <text:p>3.561</text:p>
          </table:table-cell>
          <table:table-cell office:value-type="float" office:value="0">
            <text:p>0</text:p>
          </table:table-cell>
          <table:table-cell office:value-type="float" office:value="3.561">
            <text:p>3.5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57">
            <text:p>3.257</text:p>
          </table:table-cell>
          <table:table-cell office:value-type="float" office:value="0">
            <text:p>0</text:p>
          </table:table-cell>
          <table:table-cell office:value-type="float" office:value="3.257">
            <text:p>3.25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28">
            <text:p>0.928</text:p>
          </table:table-cell>
          <table:table-cell office:value-type="float" office:value="0">
            <text:p>0</text:p>
          </table:table-cell>
          <table:table-cell office:value-type="float" office:value="3.032">
            <text:p>3.032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848">
            <text:p>2.848</text:p>
          </table:table-cell>
          <table:table-cell office:value-type="float" office:value="0">
            <text:p>0</text:p>
          </table:table-cell>
          <table:table-cell office:value-type="float" office:value="2.848">
            <text:p>2.848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2.268">
            <text:p>2.268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1.954">
            <text:p>1.954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562425">
            <text:p>14562425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993">
            <text:p>0.993</text:p>
          </table:table-cell>
          <table:table-cell office:value-type="float" office:value="0.002">
            <text:p>0.002</text:p>
          </table:table-cell>
          <table:table-cell office:value-type="float" office:value="0.993">
            <text:p>0.993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951">
            <text:p>0.951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77">
            <text:p>0.877</text:p>
          </table:table-cell>
          <table:table-cell office:value-type="float" office:value="0">
            <text:p>0</text:p>
          </table:table-cell>
          <table:table-cell office:value-type="float" office:value="0.877">
            <text:p>0.877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13">
            <text:p>0.713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24">
            <text:p>1324</text:p>
          </table:table-cell>
          <table:table-cell office:value-type="float" office:value="0.669">
            <text:p>0.669</text:p>
          </table:table-cell>
          <table:table-cell office:value-type="float" office:value="0.001">
            <text:p>0.001</text:p>
          </table:table-cell>
          <table:table-cell office:value-type="float" office:value="0.669">
            <text:p>0.669</text:p>
          </table:table-cell>
          <table:table-cell office:value-type="float" office:value="0.001">
            <text:p>0.001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4">
            <text:p>127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51">
            <text:p>0.651</text:p>
          </table:table-cell>
          <table:table-cell office:value-type="float" office:value="0.001">
            <text:p>0.001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9">
            <text:p>0.429</text:p>
          </table:table-cell>
          <table:table-cell office:value-type="float" office:value="0">
            <text:p>0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371">
            <text:p>0.371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3">
            <text:p>66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311">
            <text:p>0.311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304">
            <text:p>42304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2">
            <text:p>0.192</text:p>
          </table:table-cell>
          <table:table-cell office:value-type="float" office:value="0">
            <text:p>0</text:p>
          </table:table-cell>
          <table:table-cell office:value-type="float" office:value="0.192">
            <text:p>0.19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8298">
            <text:p>758298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string">
            <text:p>ChessBoard.py:1115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61">
            <text:p>0.061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31">
            <text:p>0.03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3">
            <text:p>613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0">
            <text:p>243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0">
            <text:p>135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19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5:Sheet1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B5:Sheet2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B5:Sheet3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4.A5:Sheet4.K98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Sheet5.B5:Sheet5.K99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ocamazo</meta:initial-creator>
    <meta:creation-date>2014-04-15T16:14:54</meta:creation-date>
    <dc:date>2014-04-15T18:01:36</dc:date>
    <dc:creator>Michael Bocamazo</dc:creator>
    <meta:editing-duration>PT30S</meta:editing-duration>
    <meta:editing-cycles>1</meta:editing-cycles>
    <meta:document-statistic meta:table-count="5" meta:cell-count="3134" meta:object-count="0"/>
    <meta:generator>LibreOffice/3.5$Linux_X86_64 LibreOffice_project/350m1$Build-2</meta:generator>
  </office:meta>
</office:document-meta>
</file>